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1">
      <style:text-properties fo:font-style="italic" style:font-style-asian="italic" style:font-style-complex="italic"/>
    </style:style>
    <style:style style:name="P3" style:family="paragraph" style:parent-style-name="Standard" style:list-style-name="L1">
      <style:text-properties fo:font-style="italic" style:font-style-asian="italic" style:font-style-complex="italic"/>
    </style:style>
    <style:style style:name="P4" style:family="paragraph" style:parent-style-name="Standard" style:list-style-name="L1">
      <style:text-properties fo:font-style="italic" style:font-style-asian="italic" style:font-style-complex="italic"/>
    </style:style>
    <style:style style:name="P5" style:family="paragraph" style:parent-style-name="Standard" style:list-style-name="L1">
      <style:text-properties fo:font-style="italic" style:font-style-asian="italic" style:font-style-complex="italic"/>
    </style:style>
    <style:style style:name="P6" style:family="paragraph" style:parent-style-name="Standard" style:list-style-name="L1">
      <style:text-properties fo:font-style="italic" style:font-style-asian="italic" style:font-style-complex="italic"/>
    </style:style>
    <style:style style:name="P7" style:family="paragraph" style:parent-style-name="Standard" style:list-style-name="L1">
      <style:text-properties fo:font-style="italic" style:font-style-asian="italic" style:font-style-complex="italic"/>
    </style:style>
    <style:style style:name="P8" style:family="paragraph" style:parent-style-name="Standard" style:list-style-name="L1">
      <style:text-properties fo:font-style="italic" style:font-style-asian="italic" style:font-style-complex="italic"/>
    </style:style>
    <style:style style:name="P9" style:family="paragraph" style:parent-style-name="Standard" style:list-style-name="L1">
      <style:text-properties fo:font-style="italic" style:font-style-asian="italic" style:font-style-complex="italic"/>
    </style:style>
    <style:style style:name="P10" style:family="paragraph" style:parent-style-name="Standard" style:list-style-name="L3">
      <style:paragraph-properties fo:margin-left="2cm" fo:margin-right="0cm" fo:text-indent="0cm" style:auto-text-indent="false"/>
    </style:style>
    <style:style style:name="P11" style:family="paragraph" style:parent-style-name="Standard" style:list-style-name="L3">
      <style:paragraph-properties fo:margin-left="2cm" fo:margin-right="0cm" fo:text-indent="0cm" style:auto-text-indent="false"/>
    </style:style>
    <style:style style:name="P12" style:family="paragraph" style:parent-style-name="Standard" style:list-style-name="L3">
      <style:paragraph-properties fo:margin-left="2cm" fo:margin-right="0cm" fo:text-indent="0cm" style:auto-text-indent="false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Прецеденты использования</text:h>
      <text:list text:style-name="L1">
        <text:list-item>
          <text:p>Пользователь входит на сайт</text:p>
        </text:list-item>
        <text:list-item>
          <text:p>Пользователь выбирает, войти ему как админу или простым пользователем</text:p>
        </text:list-item>
        <text:list-item>
          <text:p>Пользователь вошел как админ</text:p>
          <text:list>
            <text:list-item>
              <text:p>Админ выбирает, что редактировать</text:p>
            </text:list-item>
          </text:list>
        </text:list-item>
      </text:list>
      <text:list text:style-name="L2">
        <text:list-item>
          <text:list>
            <text:list-item>
              <text:p text:style-name="P1">состав художников</text:p>
            </text:list-item>
            <text:list-item>
              <text:p text:style-name="P1">музеи</text:p>
            </text:list-item>
            <text:list-item>
              <text:p text:style-name="P1">произведения искусства</text:p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p>todo</text:p>
            </text:list-item>
          </text:list>
        </text:list-item>
        <text:list-item>
          <text:p>Пользователь вошел как простой пользователь</text:p>
          <text:list>
            <text:list-item>
              <text:p>Пользователь выбирает, интересует его скульптура или живопись</text:p>
            </text:list-item>
            <text:list-item>
              <text:p>Пользователь выбирает, просматривать ему</text:p>
            </text:list-item>
          </text:list>
        </text:list-item>
      </text:list>
      <text:list text:style-name="L3">
        <text:list-item>
          <text:list>
            <text:list-item>
              <text:p text:style-name="P10">все произведения данного музея</text:p>
            </text:list-item>
            <text:list-item>
              <text:p text:style-name="P10">произведения по жанру</text:p>
            </text:list-item>
            <text:list-item>
              <text:p text:style-name="P10">произведения конкретного художника</text:p>
            </text:list-item>
            <text:list-item>
              <text:p text:style-name="P10">искать произведения по ключевым словам</text:p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p>Пользователь выбрал просмотр всех произведений данного музея </text:p>
              <text:list>
                <text:list-item>
                  <text:p>Ему предлагается выбрать галерею для просмотра</text:p>
                </text:list-item>
                <text:list-item>
                  <text:p>Пользователь видит эскизы произведений с подписями к ним. Они сгруппированы по авторам</text:p>
                </text:list-item>
                <text:list-item>
                  <text:p text:style-name="P2">При щелчке эскиз увеличивается</text:p>
                </text:list-item>
                <text:list-item>
                  <text:p text:style-name="P2">При наведении на подпись всплывает более подробный текст</text:p>
                </text:list-item>
              </text:list>
            </text:list-item>
            <text:list-item>
              <text:p>Пользователь выбрал просмотр произведений по жанру</text:p>
              <text:list>
                <text:list-item>
                  <text:p>Ему предлагается выбрать жанр</text:p>
                </text:list-item>
                <text:list-item>
                  <text:p>Пользователь видит эскизы произведений с подписями к ним. Они сгруппированы по авторам</text:p>
                </text:list-item>
                <text:list-item>
                  <text:p text:style-name="P2">При щелчке эскиз увеличивается</text:p>
                </text:list-item>
                <text:list-item>
                  <text:p text:style-name="P2">При наведении на подпись всплывает более подробный текст</text:p>
                </text:list-item>
              </text:list>
            </text:list-item>
            <text:list-item>
              <text:p>Пользователь выбрал произведения одного художника</text:p>
              <text:list>
                <text:list-item>
                  <text:p>Ему предлагается выбрать художника</text:p>
                </text:list-item>
                <text:list-item>
                  <text:p>Пользователь видит эскизы произведений этого художника с подисями к ним и указанием галереи</text:p>
                </text:list-item>
                <text:list-item>
                  <text:p text:style-name="P2">При щелчке эскиз увеличивается</text:p>
                </text:list-item>
                <text:list-item>
                  <text:p text:style-name="P2">При наведении на подпись всплывает более подробный текст</text:p>
                </text:list-item>
              </text:list>
            </text:list-item>
            <text:list-item>
              <text:p>Пользователь ввел ключевое слово в форму поиска</text:p>
              <text:list>
                <text:list-item>
                  <text:p>Пользователь видит все эскизы, в атрибутах которых есть это слово с подисями к ним и указанием галереи. Они сгруппированы по авторам</text:p>
                </text:list-item>
                <text:list-item>
                  <text:p text:style-name="P2">При щелчке эскиз увеличивается</text:p>
                </text:list-item>
                <text:list-item>
                  <text:p text:style-name="P2">При наведении на подпись всплывает более подробный текст</text:p>
                </text:list-item>
              </text:list>
            </text:list-item>
          </text:list>
        </text:list-item>
      </text:list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dc:date>2008-04-16T22:31:10</dc:date>
    <meta:editing-cycles>31</meta:editing-cycles>
    <meta:editing-duration>PT27M41S</meta:editing-duration>
    <meta:user-defined meta:name="Поле 1"/>
    <meta:user-defined meta:name="Поле 2"/>
    <meta:user-defined meta:name="Поле 3"/>
    <meta:user-defined meta:name="Поле 4"/>
    <meta:document-statistic meta:table-count="0" meta:image-count="0" meta:object-count="0" meta:page-count="1" meta:paragraph-count="36" meta:word-count="205" meta:character-count="1552"/>
  </office:meta>
</office:document-meta>
</file>